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9791in" svg:y="1.2417in">
            <draw:object draw:notify-on-update-of-ranges="Sheet1.A1:Sheet1.A2 Sheet1.B1:Sheet1.B1 Sheet1.B1:Sheet1.B2 Sheet1.C1:Sheet1.C1 Sheet1.C1:Sheet1.C2 Sheet1.D1:Sheet1.D1 Sheet1.D1:Sheet1.D2 Sheet1.E1:Sheet1.E1 Sheet1.E1:Sheet1.E2 Sheet1.F1:Sheet1.F1 Sheet1.F1:Sheet1.F2 Sheet1.G1:Sheet1.G1 Sheet1.G1:Sheet1.G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4.4811in" svg:y="5.0799in">
            <draw:object draw:notify-on-update-of-ranges="Sheet1.A3:Sheet1.A4 Sheet1.B1:Sheet1.B1 Sheet1.B3:Sheet1.B4 Sheet1.C1:Sheet1.C1 Sheet1.C3:Sheet1.C4 Sheet1.D1:Sheet1.D1 Sheet1.D3:Sheet1.D4 Sheet1.E1:Sheet1.E1 Sheet1.E3:Sheet1.E4 Sheet1.F1:Sheet1.F1 Sheet1.F3:Sheet1.F4 Sheet1.G1:Sheet1.G1 Sheet1.G3:Sheet1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success_rat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Travel time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reward (rule 07)</text:p>
          </table:table-cell>
          <table:table-cell office:value-type="string" calcext:value-type="string">
            <text:p>comp time 1 iteration in ms</text:p>
          </table:table-cell>
          <table:table-cell office:value-type="string" calcext:value-type="string">
            <text:p>comp time 1 iteration local planner in ms</text:p>
          </table:table-cell>
          <table:table-cell office:value-type="string" calcext:value-type="string">
            <text:p>distribution drl-teb</text:p>
          </table:table-cell>
        </table:table-row>
        <table:table-row table:style-name="ro1">
          <table:table-cell office:value-type="string" calcext:value-type="string">
            <text:p>drl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45.1123595505618" calcext:value-type="float">
            <text:p>45.1123595505618</text:p>
          </table:table-cell>
          <table:table-cell office:value-type="float" office:value="14.6370786516854" calcext:value-type="float">
            <text:p>14.6370786516854</text:p>
          </table:table-cell>
          <table:table-cell office:value-type="float" office:value="2.06795572761595" calcext:value-type="float">
            <text:p>2.06795572761595</text:p>
          </table:table-cell>
          <table:table-cell office:value-type="float" office:value="137.827631835951" calcext:value-type="float">
            <text:p>137.827631835951</text:p>
          </table:table-cell>
          <table:table-cell office:value-type="float" office:value="1.30901767153816" calcext:value-type="float">
            <text:p>1.30901767153816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office:value-type="float" office:value="37.6701030927835" calcext:value-type="float">
            <text:p>37.6701030927835</text:p>
          </table:table-cell>
          <table:table-cell office:value-type="float" office:value="12.2615463917526" calcext:value-type="float">
            <text:p>12.2615463917526</text:p>
          </table:table-cell>
          <table:table-cell office:value-type="float" office:value="2.6906458784894" calcext:value-type="float">
            <text:p>2.6906458784894</text:p>
          </table:table-cell>
          <table:table-cell office:value-type="float" office:value="197.061986477269" calcext:value-type="float">
            <text:p>197.061986477269</text:p>
          </table:table-cell>
          <table:table-cell office:value-type="float" office:value="5.5862615196606" calcext:value-type="float">
            <text:p>5.5862615196606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</text:p>
          </table:table-cell>
          <table:table-cell office:value-type="float" office:value="0.73" calcext:value-type="float">
            <text:p>0.73</text:p>
          </table:table-cell>
          <table:table-cell office:value-type="float" office:value="0.05" calcext:value-type="float">
            <text:p>0.05</text:p>
          </table:table-cell>
          <table:table-cell office:value-type="float" office:value="49.6575342465753" calcext:value-type="float">
            <text:p>49.6575342465753</text:p>
          </table:table-cell>
          <table:table-cell office:value-type="float" office:value="12.5450684931507" calcext:value-type="float">
            <text:p>12.5450684931507</text:p>
          </table:table-cell>
          <table:table-cell office:value-type="float" office:value="1.02949845841664" calcext:value-type="float">
            <text:p>1.02949845841664</text:p>
          </table:table-cell>
          <table:table-cell office:value-type="float" office:value="593.034604736698" calcext:value-type="float">
            <text:p>593.034604736698</text:p>
          </table:table-cell>
          <table:table-cell office:value-type="float" office:value="44.3938926038906" calcext:value-type="float">
            <text:p>44.3938926038906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rlca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56.3518518518519" calcext:value-type="float">
            <text:p>56.3518518518519</text:p>
          </table:table-cell>
          <table:table-cell office:value-type="float" office:value="9.94407407407408" calcext:value-type="float">
            <text:p>9.94407407407408</text:p>
          </table:table-cell>
          <table:table-cell office:value-type="float" office:value="-1.65697530748992" calcext:value-type="float">
            <text:p>-1.65697530748992</text:p>
          </table:table-cell>
          <table:table-cell office:value-type="float" office:value="136.269435894579" calcext:value-type="float">
            <text:p>136.269435894579</text:p>
          </table:table-cell>
          <table:table-cell office:value-type="float" office:value="1.78330123274392" calcext:value-type="float">
            <text:p>1.7833012327439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38.7142857142857" calcext:value-type="float">
            <text:p>38.7142857142857</text:p>
          </table:table-cell>
          <table:table-cell office:value-type="float" office:value="10.9028571428571" calcext:value-type="float">
            <text:p>10.9028571428571</text:p>
          </table:table-cell>
          <table:table-cell office:value-type="float" office:value="-1.05155682673457" calcext:value-type="float">
            <text:p>-1.05155682673457</text:p>
          </table:table-cell>
          <table:table-cell office:value-type="float" office:value="256.877558861081" calcext:value-type="float">
            <text:p>256.877558861081</text:p>
          </table:table-cell>
          <table:table-cell office:value-type="float" office:value="10.4466254953166" calcext:value-type="float">
            <text:p>10.4466254953166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ll_in_one_rule06_nn2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50.3157894736842" calcext:value-type="float">
            <text:p>50.3157894736842</text:p>
          </table:table-cell>
          <table:table-cell office:value-type="float" office:value="15.9851578947368" calcext:value-type="float">
            <text:p>15.9851578947368</text:p>
          </table:table-cell>
          <table:table-cell office:value-type="float" office:value="2.08986287447738" calcext:value-type="float">
            <text:p>2.08986287447738</text:p>
          </table:table-cell>
          <table:table-cell office:value-type="float" office:value="149.547886026317" calcext:value-type="float">
            <text:p>149.547886026317</text:p>
          </table:table-cell>
          <table:table-cell office:value-type="float" office:value="1.9219856704237" calcext:value-type="float">
            <text:p>1.9219856704237</text:p>
          </table:table-cell>
          <table:table-cell office:value-type="string" calcext:value-type="string">
            <text:p>[0.89384219 0.1061578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2:13:48.540600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2T18:47:06.251215146</meta:creation-date>
    <dc:date>2021-09-13T22:23:54.874593947</dc:date>
    <meta:editing-duration>PT3H37M36S</meta:editing-duration>
    <meta:editing-cycles>15</meta:editing-cycles>
    <meta:generator>LibreOffice/7.1.3.2$MacOSX_X86_64 LibreOffice_project/47f78053abe362b9384784d31a6e56f8511eb1c1</meta:generator>
    <meta:document-statistic meta:table-count="1" meta:cell-count="6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932cm" style:legend-expansion="high" chart:style-name="ch2"/>
        <chart:plot-area chart:style-name="ch3" table:cell-range-address="Sheet1.A3:Sheet1.G4 Sheet1.B1:Sheet1.G1" chart:data-source-has-labels="both" svg:x="0.32cm" svg:y="0.18cm" svg:width="10.336cm" svg:height="8.64cm">
          <chart:coordinate-region svg:x="1.138cm" svg:y="0.384cm" svg:width="9.518cm" svg:height="7.781cm"/>
          <chart:axis chart:dimension="x" chart:name="primary-x" chart:style-name="ch4" chartooo:axis-type="auto">
            <chartooo:date-scale/>
            <chart:categories table:cell-range-address="Sheet1.A3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" chart:label-cell-address="Sheet1.B1:Sheet1.B1" chart:class="chart:bar">
            <chart:data-point chart:repeated="2"/>
          </chart:series>
          <chart:series chart:style-name="ch8" chart:values-cell-range-address="Sheet1.C3:Sheet1.C4" chart:label-cell-address="Sheet1.C1:Sheet1.C1" chart:class="chart:bar">
            <chart:data-point chart:repeated="2"/>
          </chart:series>
          <chart:series chart:style-name="ch9" chart:values-cell-range-address="Sheet1.D3:Sheet1.D4" chart:label-cell-address="Sheet1.D1:Sheet1.D1" chart:class="chart:bar">
            <chart:data-point chart:repeated="2"/>
          </chart:series>
          <chart:series chart:style-name="ch10" chart:values-cell-range-address="Sheet1.E3:Sheet1.E4" chart:label-cell-address="Sheet1.E1:Sheet1.E1" chart:class="chart:bar">
            <chart:data-point chart:repeated="2"/>
          </chart:series>
          <chart:series chart:style-name="ch11" chart:values-cell-range-address="Sheet1.F3:Sheet1.F4" chart:label-cell-address="Sheet1.F1:Sheet1.F1" chart:class="chart:bar">
            <chart:data-point chart:repeated="2"/>
          </chart:series>
          <chart:series chart:style-name="ch12" chart:values-cell-range-address="Sheet1.G3:Sheet1.G4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b</text:p>
                <draw:g>
                  <svg:desc>Sheet1.A3:Sheet1.A4</svg:desc>
                </draw:g>
              </table:table-cell>
              <table:table-cell office:value-type="float" office:value="0.97">
                <text:p>0.97</text:p>
                <draw:g>
                  <svg:desc>Sheet1.B3:Sheet1.B4</svg:desc>
                </draw:g>
              </table:table-cell>
              <table:table-cell office:value-type="float" office:value="0.03">
                <text:p>0.03</text:p>
                <draw:g>
                  <svg:desc>Sheet1.C3:Sheet1.C4</svg:desc>
                </draw:g>
              </table:table-cell>
              <table:table-cell office:value-type="float" office:value="37.6701030927835">
                <text:p>37.6701030927835</text:p>
                <draw:g>
                  <svg:desc>Sheet1.D3:Sheet1.D4</svg:desc>
                </draw:g>
              </table:table-cell>
              <table:table-cell office:value-type="float" office:value="12.2615463917526">
                <text:p>12.2615463917526</text:p>
                <draw:g>
                  <svg:desc>Sheet1.E3:Sheet1.E4</svg:desc>
                </draw:g>
              </table:table-cell>
              <table:table-cell office:value-type="float" office:value="2.6906458784894">
                <text:p>2.6906458784894</text:p>
                <draw:g>
                  <svg:desc>Sheet1.F3:Sheet1.F4</svg:desc>
                </draw:g>
              </table:table-cell>
              <table:table-cell office:value-type="float" office:value="197.061986477269">
                <text:p>197.061986477269</text:p>
                <draw:g>
                  <svg:desc>Sheet1.G3:Sheet1.G4</svg:desc>
                </draw:g>
              </table:table-cell>
            </table:table-row>
            <table:table-row>
              <table:table-cell office:value-type="string">
                <text:p>mpc</text:p>
              </table:table-cell>
              <table:table-cell office:value-type="float" office:value="0.73">
                <text:p>0.73</text:p>
              </table:table-cell>
              <table:table-cell office:value-type="float" office:value="0.05">
                <text:p>0.05</text:p>
              </table:table-cell>
              <table:table-cell office:value-type="float" office:value="49.6575342465753">
                <text:p>49.6575342465753</text:p>
              </table:table-cell>
              <table:table-cell office:value-type="float" office:value="12.5450684931507">
                <text:p>12.5450684931507</text:p>
              </table:table-cell>
              <table:table-cell office:value-type="float" office:value="1.02949845841664">
                <text:p>1.02949845841664</text:p>
              </table:table-cell>
              <table:table-cell office:value-type="float" office:value="593.034604736698">
                <text:p>593.034604736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932cm" style:legend-expansion="high" chart:style-name="ch2"/>
        <chart:plot-area chart:style-name="ch3" table:cell-range-address="Sheet1.A1:Sheet1.G2" chart:data-source-has-labels="both" svg:x="0.32cm" svg:y="0.18cm" svg:width="10.336cm" svg:height="8.64cm">
          <chart:coordinate-region svg:x="1.138cm" svg:y="0.383cm" svg:width="9.518cm" svg:height="7.782cm"/>
          <chart:axis chart:dimension="x" chart:name="primary-x" chart:style-name="ch4" chartooo:axis-type="auto">
            <chartooo:date-scale/>
            <chart:categories table:cell-range-address="Sheet1.A1:Sheet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" chart:label-cell-address="Sheet1.B1:Sheet1.B1" chart:class="chart:bar">
            <chart:data-point chart:repeated="2"/>
          </chart:series>
          <chart:series chart:style-name="ch8" chart:values-cell-range-address="Sheet1.C1:Sheet1.C2" chart:label-cell-address="Sheet1.C1:Sheet1.C1" chart:class="chart:bar">
            <chart:data-point chart:repeated="2"/>
          </chart:series>
          <chart:series chart:style-name="ch9" chart:values-cell-range-address="Sheet1.D1:Sheet1.D2" chart:label-cell-address="Sheet1.D1:Sheet1.D1" chart:class="chart:bar">
            <chart:data-point chart:repeated="2"/>
          </chart:series>
          <chart:series chart:style-name="ch10" chart:values-cell-range-address="Sheet1.E1:Sheet1.E2" chart:label-cell-address="Sheet1.E1:Sheet1.E1" chart:class="chart:bar">
            <chart:data-point chart:repeated="2"/>
          </chart:series>
          <chart:series chart:style-name="ch11" chart:values-cell-range-address="Sheet1.F1:Sheet1.F2" chart:label-cell-address="Sheet1.F1:Sheet1.F1" chart:class="chart:bar">
            <chart:data-point chart:repeated="2"/>
          </chart:series>
          <chart:series chart:style-name="ch12" chart:values-cell-range-address="Sheet1.G1:Sheet1.G2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2</svg:desc>
                </draw:g>
              </table:table-cell>
              <table:table-cell office:value-type="float" office:value="NaN">
                <text:p>NaN</text:p>
                <draw:g>
                  <svg:desc>Sheet1.B1:Sheet1.B2</svg:desc>
                </draw:g>
              </table:table-cell>
              <table:table-cell office:value-type="float" office:value="NaN">
                <text:p>NaN</text:p>
                <draw:g>
                  <svg:desc>Sheet1.C1:Sheet1.C2</svg:desc>
                </draw:g>
              </table:table-cell>
              <table:table-cell office:value-type="float" office:value="NaN">
                <text:p>NaN</text:p>
                <draw:g>
                  <svg:desc>Sheet1.D1:Sheet1.D2</svg:desc>
                </draw:g>
              </table:table-cell>
              <table:table-cell office:value-type="float" office:value="NaN">
                <text:p>NaN</text:p>
                <draw:g>
                  <svg:desc>Sheet1.E1:Sheet1.E2</svg:desc>
                </draw:g>
              </table:table-cell>
              <table:table-cell office:value-type="float" office:value="NaN">
                <text:p>NaN</text:p>
                <draw:g>
                  <svg:desc>Sheet1.F1:Sheet1.F2</svg:desc>
                </draw:g>
              </table:table-cell>
              <table:table-cell office:value-type="float" office:value="NaN">
                <text:p>NaN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drl</text:p>
              </table:table-cell>
              <table:table-cell office:value-type="float" office:value="0.89">
                <text:p>0.89</text:p>
              </table:table-cell>
              <table:table-cell office:value-type="float" office:value="0.01">
                <text:p>0.01</text:p>
              </table:table-cell>
              <table:table-cell office:value-type="float" office:value="45.1123595505618">
                <text:p>45.1123595505618</text:p>
              </table:table-cell>
              <table:table-cell office:value-type="float" office:value="14.6370786516854">
                <text:p>14.6370786516854</text:p>
              </table:table-cell>
              <table:table-cell office:value-type="float" office:value="2.06795572761595">
                <text:p>2.06795572761595</text:p>
              </table:table-cell>
              <table:table-cell office:value-type="float" office:value="137.827631835951">
                <text:p>137.827631835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